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caa3a" officeooo:paragraph-rsid="000caa3a"/>
    </style:style>
    <style:style style:name="T1" style:family="text">
      <style:text-properties officeooo:rsid="00105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dúvida:</text:p>
      <text:p text:style-name="P1"><text:tab/>Como deixar a tela responsiva?</text:p>
      <text:p text:style-name="P1">2ºdúvida:</text:p>
      <text:p text:style-name="P1"><text:tab/>Como fazer o menu funcionar?</text:p>
      <text:p text:style-name="P1">3ºdúvida:</text:p>
      <text:p text:style-name="P1"><text:tab/>Como fazer scroll na tela, colocando mais informações na parte de baixo e permitindo o usuário descer a tela</text:p>
      <text:p text:style-name="P1">4ºdúvida:</text:p>
      <text:p text:style-name="P1"><text:tab/>Como exibir mensagens do tipo “sucesso” ou “erro” ao clicar em botões</text:p>
      <text:p text:style-name="P1">5ºdúvida:</text:p>
      <text:p text:style-name="P1"><text:tab/>É possível deixar o código que mexe com banco de dados(que está no JFrame) em um local separado do código da tela? O “btnCadastrarActionPerformed” está como privado e nesse evento é criado um objeto e seus métodos getters e setters são chamados e inseridos no banco de dados, é possível deixar esse código em um local separado para facilitar?</text:p>
      <text:p text:style-name="P1">6ºdúvida:</text:p>
      <text:p text:style-name="P1"><text:tab/>Como criar um executável Java? Para pelo menos o projeto poder ser mostrado ao cliente, esse executável teria que ter também o banco de dados para ir gravando os dados.</text:p>
      <text:p text:style-name="P1">7ºdúvida:</text:p>
      <text:p text:style-name="P1"><text:tab/>Há algum banco de dados do próprio java? Tipo o SQLite3 do python, algo pareci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9:21:36.841000000</meta:creation-date>
    <dc:date>2023-10-31T15:47:36.840000000</dc:date>
    <meta:editing-duration>PT37M58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153" meta:character-count="897" meta:non-whitespace-character-count="751"/>
  </office:meta>
</office:document-meta>
</file>